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style-name="ce32" office:value-type="float" office:value="1.25">
            <text:p>1,25</text:p>
          </table:table-cell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string">
            <text:p>+2 de la revisiones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1">
            <text:p>1</text:p>
          </table:table-cell>
          <table:table-cell table:style-name="ce23" table:formula="of:=MAX([.G5];[.G6];[.G7])" office:value-type="float" office:value="5">
            <text:p>5</text:p>
          </table:table-cell>
          <table:table-cell office:value-type="string">
            <text:p>+1 de la revisión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4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2">
            <text:p>2</text:p>
          </table:table-cell>
          <table:table-cell table:style-name="ce13" table:formula="of:=MAX([.F5];[.F6];[.F7];[.F8])" office:value-type="float" office:value="2">
            <text:p>2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.5">
            <text:p>0,5</text:p>
          </table:table-cell>
          <table:table-cell table:style-name="ce13" table:formula="of:=MAX([.I5];[.I6];[.I7];[.I8])" office:value-type="float" office:value="2">
            <text:p>2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1.5">
            <text:p>1,5</text:p>
          </table:table-cell>
          <table:table-cell table:style-name="ce13" table:formula="of:=MAX([.L5];[.L6];[.L7];[.L8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8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8M09S</meta:editing-duration>
    <meta:editing-cycles>31</meta:editing-cycles>
    <meta:generator>OpenOffice.org/3.2$Win32 OpenOffice.org_project/320m12$Build-9483</meta:generator>
    <dc:date>2010-05-28T18:51:25.42</dc:date>
    <dc:creator>Samuel Guirado Navarro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